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11982104416695974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85547406213940257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53995947420071234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28414946426840442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5742194838142038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66997637750080986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74343088857821491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799247224813985666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9507929" text:continue-list="list874343088857821491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83621464536402277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51326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49487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9508871"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9522600"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501305"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85443683268623015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77967309143467558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240379988033744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518035"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1616583538883127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61927382597060790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420396320120126169" text:style-name="L15">
        <text:list-item>
          <text:list>
            <text:list-header>
              <text:p text:style-name="P183">1.5 miles averaging about 9:40/mile and rest 1 min</text:p>
            </text:list-header>
          </text:list>
        </text:list-item>
      </text:list>
      <text:p text:style-name="P24">1 mile in 8:26 and rest 2 min</text:p>
      <text:list xml:id="list383702420194880771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522252740006591930"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523129"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79497307368354817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80197340897689141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20185824957711919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9520315" text:continue-list="list8801973408976891418" text:style-name="L19">
        <text:list-item>
          <text:list>
            <text:list-header>
              <text:p text:style-name="P187">(Pace*HR)=1240</text:p>
            </text:list-header>
          </text:list>
        </text:list-item>
      </text:list>
      <text:list xml:id="list29499022" text:continue-list="list6794973073683548178" text:style-name="L18">
        <text:list-item>
          <text:list>
            <text:list-header>
              <text:p text:style-name="P186">2 miles at 10:46/mile Ave HR= 121 bpm and rest a few minutes</text:p>
            </text:list-header>
          </text:list>
        </text:list-item>
      </text:list>
      <text:list xml:id="list29514816" text:continue-list="list2952031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951566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32833126780284442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82761129951144770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599277908827029740"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474141311356390162"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9503002131231023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02383933931575666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9509039"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49635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92124076660782355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52460336006039859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19259555980264114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79576121400619490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9449832033922260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33880737903627371" text:style-name="L32">
        <text:list-item>
          <text:list>
            <text:list-header>
              <text:p text:style-name="P197">0.25 miles in 2:54</text:p>
              <text:p text:style-name="P197">1 mile in 9:21 going faster as I ran and ending at around 8:30 pace</text:p>
            </text:list-header>
          </text:list>
        </text:list-item>
      </text:list>
      <text:list xml:id="list336078641325740793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37469695690631872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52838099188463417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77158564923840512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08636925167356922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41556738674911258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30T09:20:40</dc:date>
    <dc:creator>James Lombardi</dc:creator>
    <meta:editing-duration>P28DT19H50M14S</meta:editing-duration>
    <meta:editing-cycles>2125</meta:editing-cycles>
    <meta:generator>OpenOffice/4.1.2$Win32 OpenOffice.org_project/412m3$Build-9782</meta:generator>
    <meta:document-statistic meta:table-count="0" meta:image-count="9" meta:object-count="0" meta:page-count="210" meta:paragraph-count="6137" meta:word-count="66365" meta:character-count="339897"/>
  </office:meta>
</office:document-meta>
</file>